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ous-titre" style:master-page-name="MP0" style:family="paragraph">
      <style:paragraph-properties fo:break-before="page"/>
    </style:style>
    <style:style style:name="P2" style:parent-style-name="Normal" style:family="paragraph">
      <style:paragraph-properties fo:text-align="justify"/>
    </style:style>
    <style:style style:name="P3" style:parent-style-name="Normal" style:family="paragraph">
      <style:paragraph-properties fo:text-align="justify"/>
    </style:style>
    <style:style style:name="P4" style:parent-style-name="Normal" style:family="paragraph">
      <style:paragraph-properties fo:text-align="justify"/>
    </style:style>
    <style:style style:name="P5" style:parent-style-name="Normal" style:family="paragraph">
      <style:paragraph-properties fo:text-align="justify"/>
    </style:style>
    <style:style style:name="P6" style:parent-style-name="Normal" style:family="paragraph">
      <style:paragraph-properties fo:text-align="justify"/>
    </style:style>
    <style:style style:name="P7" style:parent-style-name="Normal" style:family="paragraph">
      <style:paragraph-properties fo:text-align="justify"/>
    </style:style>
    <style:style style:name="P8" style:parent-style-name="Normal" style:family="paragraph">
      <style:paragraph-properties fo:text-align="justify"/>
    </style:style>
    <style:style style:name="P9" style:parent-style-name="Normal" style:family="paragraph">
      <style:paragraph-properties fo:text-align="justify"/>
    </style:style>
    <style:style style:name="P10" style:parent-style-name="Normal" style:family="paragraph">
      <style:paragraph-properties fo:text-align="justify"/>
    </style:style>
    <style:style style:name="P11" style:parent-style-name="Normal" style:family="paragraph">
      <style:paragraph-properties fo:text-align="justify"/>
    </style:style>
    <style:style style:name="P12" style:parent-style-name="Normal" style:family="paragraph">
      <style:paragraph-properties fo:text-align="justify"/>
    </style:style>
    <style:style style:name="P13" style:parent-style-name="Normal" style:family="paragraph">
      <style:paragraph-properties fo:text-align="justify"/>
    </style:style>
    <style:style style:name="P14" style:parent-style-name="Normal" style:family="paragraph">
      <style:paragraph-properties fo:text-align="justify"/>
    </style:style>
    <style:style style:name="P15" style:parent-style-name="Normal" style:family="paragraph">
      <style:paragraph-properties fo:text-align="justify"/>
    </style:style>
    <style:style style:name="P16" style:parent-style-name="Normal" style:family="paragraph">
      <style:paragraph-properties fo:text-align="justify"/>
    </style:style>
    <style:style style:name="P17" style:parent-style-name="Normal" style:family="paragraph">
      <style:paragraph-properties fo:text-align="justify"/>
    </style:style>
    <style:style style:name="P18" style:parent-style-name="Normal" style:family="paragraph">
      <style:paragraph-properties fo:text-align="justify"/>
    </style:style>
    <style:style style:name="P19" style:parent-style-name="Normal" style:family="paragraph">
      <style:paragraph-properties fo:text-align="justify"/>
    </style:style>
    <style:style style:name="P20" style:parent-style-name="Normal" style:family="paragraph">
      <style:paragraph-properties fo:text-align="justify"/>
    </style:style>
    <style:style style:name="P21" style:parent-style-name="Normal" style:family="paragraph">
      <style:paragraph-properties fo:break-before="page"/>
      <style:text-properties fo:hyphenate="true"/>
    </style:style>
    <style:style style:name="P22" style:parent-style-name="TM1" style:family="paragraph">
      <style:paragraph-properties>
        <style:tab-stops>
          <style:tab-stop style:type="right" style:leader-style="dotted" style:leader-text="." style:position="6.293in"/>
        </style:tab-stops>
      </style:paragraph-properties>
    </style:style>
    <style:style style:name="P23" style:parent-style-name="TM2" style:family="paragraph">
      <style:paragraph-properties>
        <style:tab-stops>
          <style:tab-stop style:type="right" style:leader-style="dotted" style:leader-text="." style:position="6.1402in"/>
        </style:tab-stops>
      </style:paragraph-properties>
    </style:style>
    <style:style style:name="P24" style:parent-style-name="TM2" style:family="paragraph">
      <style:paragraph-properties>
        <style:tab-stops>
          <style:tab-stop style:type="right" style:leader-style="dotted" style:leader-text="." style:position="6.1402in"/>
        </style:tab-stops>
      </style:paragraph-properties>
    </style:style>
    <style:style style:name="P25" style:parent-style-name="TM3" style:family="paragraph">
      <style:paragraph-properties>
        <style:tab-stops>
          <style:tab-stop style:type="right" style:leader-style="dotted" style:leader-text="." style:position="5.9875in"/>
        </style:tab-stops>
      </style:paragraph-properties>
    </style:style>
    <style:style style:name="P26" style:parent-style-name="TM3" style:family="paragraph">
      <style:paragraph-properties>
        <style:tab-stops>
          <style:tab-stop style:type="right" style:leader-style="dotted" style:leader-text="." style:position="5.9875in"/>
        </style:tab-stops>
      </style:paragraph-properties>
    </style:style>
    <style:style style:name="P27" style:parent-style-name="TM3" style:family="paragraph">
      <style:paragraph-properties>
        <style:tab-stops>
          <style:tab-stop style:type="right" style:leader-style="dotted" style:leader-text="." style:position="5.9875in"/>
        </style:tab-stops>
      </style:paragraph-properties>
    </style:style>
    <style:style style:name="P28" style:parent-style-name="TM3" style:family="paragraph">
      <style:paragraph-properties>
        <style:tab-stops>
          <style:tab-stop style:type="right" style:leader-style="dotted" style:leader-text="." style:position="5.9875in"/>
        </style:tab-stops>
      </style:paragraph-properties>
    </style:style>
    <style:style style:name="P29" style:parent-style-name="TM3" style:family="paragraph">
      <style:paragraph-properties>
        <style:tab-stops>
          <style:tab-stop style:type="right" style:leader-style="dotted" style:leader-text="." style:position="5.9875in"/>
        </style:tab-stops>
      </style:paragraph-properties>
    </style:style>
    <style:style style:name="P30" style:parent-style-name="TM2" style:family="paragraph">
      <style:paragraph-properties>
        <style:tab-stops>
          <style:tab-stop style:type="right" style:leader-style="dotted" style:leader-text="." style:position="6.1402in"/>
        </style:tab-stops>
      </style:paragraph-properties>
    </style:style>
    <style:style style:name="P31" style:parent-style-name="TM3" style:family="paragraph">
      <style:paragraph-properties>
        <style:tab-stops>
          <style:tab-stop style:type="right" style:leader-style="dotted" style:leader-text="." style:position="5.9875in"/>
        </style:tab-stops>
      </style:paragraph-properties>
    </style:style>
    <style:style style:name="P32" style:parent-style-name="TM3" style:family="paragraph">
      <style:paragraph-properties>
        <style:tab-stops>
          <style:tab-stop style:type="right" style:leader-style="dotted" style:leader-text="." style:position="5.9875in"/>
        </style:tab-stops>
      </style:paragraph-properties>
    </style:style>
    <style:style style:name="P33" style:parent-style-name="TM3" style:family="paragraph">
      <style:paragraph-properties>
        <style:tab-stops>
          <style:tab-stop style:type="right" style:leader-style="dotted" style:leader-text="." style:position="5.9875in"/>
        </style:tab-stops>
      </style:paragraph-properties>
    </style:style>
    <style:style style:name="P34" style:parent-style-name="TM3" style:family="paragraph">
      <style:paragraph-properties>
        <style:tab-stops>
          <style:tab-stop style:type="right" style:leader-style="dotted" style:leader-text="." style:position="5.9875in"/>
        </style:tab-stops>
      </style:paragraph-properties>
    </style:style>
    <style:style style:name="P35" style:parent-style-name="TM3" style:family="paragraph">
      <style:paragraph-properties>
        <style:tab-stops>
          <style:tab-stop style:type="right" style:leader-style="dotted" style:leader-text="." style:position="5.9875in"/>
        </style:tab-stops>
      </style:paragraph-properties>
    </style:style>
    <style:style style:name="P36" style:parent-style-name="TM2" style:family="paragraph">
      <style:paragraph-properties>
        <style:tab-stops>
          <style:tab-stop style:type="right" style:leader-style="dotted" style:leader-text="." style:position="6.1402in"/>
        </style:tab-stops>
      </style:paragraph-properties>
    </style:style>
    <style:style style:name="P37" style:parent-style-name="TM3" style:family="paragraph">
      <style:paragraph-properties>
        <style:tab-stops>
          <style:tab-stop style:type="right" style:leader-style="dotted" style:leader-text="." style:position="5.9875in"/>
        </style:tab-stops>
      </style:paragraph-properties>
    </style:style>
    <style:style style:name="P38" style:parent-style-name="TM3" style:family="paragraph">
      <style:paragraph-properties>
        <style:tab-stops>
          <style:tab-stop style:type="right" style:leader-style="dotted" style:leader-text="." style:position="5.9875in"/>
        </style:tab-stops>
      </style:paragraph-properties>
    </style:style>
    <style:style style:name="P39" style:parent-style-name="TM3" style:family="paragraph">
      <style:paragraph-properties>
        <style:tab-stops>
          <style:tab-stop style:type="right" style:leader-style="dotted" style:leader-text="." style:position="5.9875in"/>
        </style:tab-stops>
      </style:paragraph-properties>
    </style:style>
    <style:style style:name="P40" style:parent-style-name="TM3" style:family="paragraph">
      <style:paragraph-properties>
        <style:tab-stops>
          <style:tab-stop style:type="right" style:leader-style="dotted" style:leader-text="." style:position="5.9875in"/>
        </style:tab-stops>
      </style:paragraph-properties>
    </style:style>
    <style:style style:name="P41" style:parent-style-name="TM2" style:family="paragraph">
      <style:paragraph-properties>
        <style:tab-stops>
          <style:tab-stop style:type="right" style:leader-style="dotted" style:leader-text="." style:position="6.1402in"/>
        </style:tab-stops>
      </style:paragraph-properties>
    </style:style>
    <style:style style:name="P42" style:parent-style-name="TM3" style:family="paragraph">
      <style:paragraph-properties>
        <style:tab-stops>
          <style:tab-stop style:type="right" style:leader-style="dotted" style:leader-text="." style:position="5.9875in"/>
        </style:tab-stops>
      </style:paragraph-properties>
    </style:style>
    <style:style style:name="P43" style:parent-style-name="TM3" style:family="paragraph">
      <style:paragraph-properties>
        <style:tab-stops>
          <style:tab-stop style:type="right" style:leader-style="dotted" style:leader-text="." style:position="5.9875in"/>
        </style:tab-stops>
      </style:paragraph-properties>
    </style:style>
    <style:style style:name="P44" style:parent-style-name="Normal" style:family="paragraph">
      <style:paragraph-properties fo:break-before="page"/>
    </style:style>
    <style:style style:name="P45" style:parent-style-name="Sansinterligne" style:family="paragraph"/>
    <style:style style:name="P46" style:parent-style-name="Sansinterligne" style:family="paragraph"/>
    <style:style style:name="P47" style:parent-style-name="Sansinterligne" style:family="paragraph"/>
    <style:style style:name="P48" style:parent-style-name="Sansinterligne" style:family="paragraph"/>
    <style:style style:name="P49" style:parent-style-name="Sansinterligne" style:family="paragraph"/>
    <style:style style:name="T50" style:parent-style-name="Policepardéfaut" style:family="text">
      <style:text-properties style:text-position="super 66.6%"/>
    </style:style>
    <style:style style:name="P51" style:parent-style-name="Normal" style:family="paragraph">
      <style:paragraph-properties fo:text-align="justify"/>
    </style:style>
    <style:style style:name="T52" style:parent-style-name="Policepardéfaut" style:family="text">
      <style:text-properties style:text-position="super 66.6%"/>
    </style:style>
    <style:style style:name="T53" style:parent-style-name="Policepardéfaut" style:family="text">
      <style:text-properties style:text-position="super 66.6%"/>
    </style:style>
    <style:style style:name="P54" style:parent-style-name="Sansinterligne" style:family="paragraph">
      <style:text-properties fo:font-size="11pt" style:font-size-asian="11pt"/>
    </style:style>
  </office:automatic-styles>
  <office:body>
    <office:text text:use-soft-page-breaks="true">
      <text:p text:style-name="P1">Damien Caplet ; Benjamin Demaziere ; Enver Keka ; Thibaud Humbert</text:p>
      <text:p text:style-name="Sous-titre">Groupe P</text:p>
      <text:p text:style-name="P2"/>
      <text:p text:style-name="P3"/>
      <text:p text:style-name="P4"/>
      <text:p text:style-name="P5"/>
      <text:p text:style-name="P6"/>
      <text:p text:style-name="P7"/>
      <text:p text:style-name="P8"/>
      <text:p text:style-name="P9"/>
      <text:p text:style-name="P10"/>
      <text:p text:style-name="P11"/>
      <text:p text:style-name="Titre">Projet Système - NachOS</text:p>
      <text:p text:style-name="Sous-titre">Rapport Final</text:p>
      <text:p text:style-name="P12"/>
      <text:p text:style-name="P13"/>
      <text:p text:style-name="P14"/>
      <text:p text:style-name="P15"/>
      <text:p text:style-name="P16"/>
      <text:p text:style-name="P17"/>
      <text:p text:style-name="P18"/>
      <text:p text:style-name="P19"/>
      <text:p text:style-name="P20"/>
      <text:p text:style-name="Sous-titre">Master 1 Informatique 2019 / 2020</text:p>
      <text:p text:style-name="Sous-titre">UFR IM²AG - Janvier 2020</text:p>
      <text:p text:style-name="P21"/>
      <text:h text:style-name="En-têtedetabledesmatières" text:outline-level="1"><text:bookmark-start text:name="_Toc30067875"/><text:bookmark-start text:name="_Toc30154540"/><text:bookmark-start text:name="_Toc30770570"/><text:soft-page-break/><text:span text:style-name="Titre2Car">Table des matières</text:span><text:bookmark-end text:name="_Toc30067875"/><text:bookmark-end text:name="_Toc30154540"/><text:bookmark-end text:name="_Toc30770570"/></text:h>
      <text:table-of-content text:name="_TOC0">
        <text:table-of-content-source text:outline-level="3" text:use-outline-level="true" text:use-index-marks="false" text:use-index-source-styles="false" text:index-scope="document">
          <text:table-of-content-entry-template text:outline-level="1" text:style-name="TM1">
            <text:index-entry-link-start/>
            <text:index-entry-text/>
            <text:index-entry-tab-stop style:leader-char="." style:type="right"/>
            <text:index-entry-page-number/>
            <text:index-entry-link-end/>
          </text:table-of-content-entry-template>
          <text:table-of-content-entry-template text:outline-level="2" text:style-name="TM2">
            <text:index-entry-link-start/>
            <text:index-entry-text/>
            <text:index-entry-tab-stop style:leader-char="." style:type="right"/>
            <text:index-entry-page-number/>
            <text:index-entry-link-end/>
          </text:table-of-content-entry-template>
          <text:table-of-content-entry-template text:outline-level="3" text:style-name="TM3">
            <text:index-entry-link-start/>
            <text:index-entry-text/>
            <text:index-entry-tab-stop style:leader-char="." style:type="right"/>
            <text:index-entry-page-number/>
            <text:index-entry-link-end/>
          </text:table-of-content-entry-template>
        </text:table-of-content-source>
        <text:index-body>
          <text:p text:style-name="P22"><text:a xlink:href="#_Toc30770570" office:target-frame-name="_top" xlink:show="replace"><text:span text:style-name="Lienhypertexte">Table des matières</text:span><text:tab/>2</text:a></text:p>
          <text:p text:style-name="P23"><text:a xlink:href="#_Toc30770571" office:target-frame-name="_top" xlink:show="replace"><text:span text:style-name="Lienhypertexte">Présentation des fonctionnalités</text:span><text:tab/>3</text:a></text:p>
          <text:p text:style-name="P24"><text:a xlink:href="#_Toc30770572" office:target-frame-name="_top" xlink:show="replace"><text:span text:style-name="Lienhypertexte">Documentation</text:span><text:tab/>3</text:a></text:p>
          <text:p text:style-name="P25"><text:a xlink:href="#_Toc30770573" office:target-frame-name="_top" xlink:show="replace"><text:span text:style-name="Lienhypertexte">Console</text:span><text:tab/>3</text:a></text:p>
          <text:p text:style-name="P26"><text:a xlink:href="#_Toc30770574" office:target-frame-name="_top" xlink:show="replace"><text:span text:style-name="Lienhypertexte">Threads utilisateur</text:span><text:tab/>4</text:a></text:p>
          <text:p text:style-name="P27"><text:a xlink:href="#_Toc30770575" office:target-frame-name="_top" xlink:show="replace"><text:span text:style-name="Lienhypertexte">Mémoire virtuelle</text:span><text:tab/>5</text:a></text:p>
          <text:p text:style-name="P28"><text:a xlink:href="#_Toc30770576" office:target-frame-name="_top" xlink:show="replace"><text:span text:style-name="Lienhypertexte">Système de fichiers</text:span><text:tab/>5</text:a></text:p>
          <text:p text:style-name="P29"><text:a xlink:href="#_Toc30770577" office:target-frame-name="_top" xlink:show="replace"><text:span text:style-name="Lienhypertexte">Réseau</text:span><text:tab/>6</text:a></text:p>
          <text:p text:style-name="P30"><text:a xlink:href="#_Toc30770578" office:target-frame-name="_top" xlink:show="replace"><text:span text:style-name="Lienhypertexte">Tests fonctionnels</text:span><text:tab/>6</text:a></text:p>
          <text:p text:style-name="P31"><text:a xlink:href="#_Toc30770579" office:target-frame-name="_top" xlink:show="replace"><text:span text:style-name="Lienhypertexte">Console</text:span><text:tab/>6</text:a></text:p>
          <text:p text:style-name="P32"><text:a xlink:href="#_Toc30770580" office:target-frame-name="_top" xlink:show="replace"><text:span text:style-name="Lienhypertexte">Threads utilisateur</text:span><text:tab/>6</text:a></text:p>
          <text:p text:style-name="P33"><text:a xlink:href="#_Toc30770581" office:target-frame-name="_top" xlink:show="replace"><text:span text:style-name="Lienhypertexte">Mémoire virtuelle</text:span><text:tab/>6</text:a></text:p>
          <text:p text:style-name="P34"><text:a xlink:href="#_Toc30770582" office:target-frame-name="_top" xlink:show="replace"><text:span text:style-name="Lienhypertexte">Système de fichiers</text:span><text:tab/>6</text:a></text:p>
          <text:p text:style-name="P35"><text:a xlink:href="#_Toc30770583" office:target-frame-name="_top" xlink:show="replace"><text:span text:style-name="Lienhypertexte">Réseau</text:span><text:tab/>6</text:a></text:p>
          <text:p text:style-name="P36"><text:a xlink:href="#_Toc30770584" office:target-frame-name="_top" xlink:show="replace"><text:span text:style-name="Lienhypertexte">Choix d’implémentation</text:span><text:tab/>6</text:a></text:p>
          <text:p text:style-name="P37"><text:a xlink:href="#_Toc30770585" office:target-frame-name="_top" xlink:show="replace"><text:span text:style-name="Lienhypertexte">Threads utilisateur</text:span><text:tab/>6</text:a></text:p>
          <text:p text:style-name="P38"><text:a xlink:href="#_Toc30770586" office:target-frame-name="_top" xlink:show="replace"><text:span text:style-name="Lienhypertexte">Mémoire virtuelle</text:span><text:tab/>7</text:a></text:p>
          <text:p text:style-name="P39"><text:a xlink:href="#_Toc30770587" office:target-frame-name="_top" xlink:show="replace"><text:span text:style-name="Lienhypertexte">Système de fichiers</text:span><text:tab/>7</text:a></text:p>
          <text:p text:style-name="P40"><text:a xlink:href="#_Toc30770588" office:target-frame-name="_top" xlink:show="replace"><text:span text:style-name="Lienhypertexte">Réseau</text:span><text:tab/>7</text:a></text:p>
          <text:p text:style-name="P41"><text:a xlink:href="#_Toc30770589" office:target-frame-name="_top" xlink:show="replace"><text:span text:style-name="Lienhypertexte">Organisation</text:span><text:tab/>7</text:a></text:p>
          <text:p text:style-name="P42"><text:a xlink:href="#_Toc30770590" office:target-frame-name="_top" xlink:show="replace"><text:span text:style-name="Lienhypertexte">Planning – Historique</text:span><text:tab/>7</text:a></text:p>
          <text:p text:style-name="P43"><text:a xlink:href="#_Toc30770591" office:target-frame-name="_top" xlink:show="replace"><text:span text:style-name="Lienhypertexte">Répartition des tâches</text:span><text:tab/>7</text:a></text:p>
        </text:index-body>
      </text:table-of-content>
      <text:p text:style-name="Normal"/>
      <text:p text:style-name="P44"/>
      <text:h text:style-name="Titre2" text:outline-level="2"><text:bookmark-start text:name="_Toc30067876"/><text:bookmark-start text:name="_Toc30154541"/><text:bookmark-start text:name="_Toc30770571"/><text:soft-page-break/>Présentation des fonctionnalités<text:bookmark-end text:name="_Toc30067876"/><text:bookmark-end text:name="_Toc30154541"/><text:bookmark-end text:name="_Toc30770571"/></text:h>
      <text:p text:style-name="Sansinterligne">NachOS est un pseudo système d’exploitation (OS) :<text:s/>c’est un programme qui tourne sur un OS classique (ici un système basé sur Unix) et simule un OS basique. Cet OS possède les fonctionnalités suivantes :</text:p>
      <text:list text:style-name="LFO1" text:continue-numbering="true">
        <text:list-item>
          <text:p text:style-name="P45">Console interactive</text:p>
        </text:list-item>
        <text:list-item>
          <text:p text:style-name="P46">Gestion multiprocessus et multithreads (incluant la synchronisation)</text:p>
        </text:list-item>
        <text:list-item>
          <text:p text:style-name="P47">Virtualisation de la mémoire (pagination ?)</text:p>
        </text:list-item>
        <text:list-item>
          <text:p text:style-name="P48">Système de fichiers et répertoires</text:p>
        </text:list-item>
        <text:list-item>
          <text:p text:style-name="P49">Communication<text:s/>via le<text:s/>réseau</text:p>
        </text:list-item>
      </text:list>
      <text:p text:style-name="Sansinterligne"/>
      <text:p text:style-name="Sansinterligne">[Limites Techniques]</text:p>
      <text:p text:style-name="Sansinterligne"/>
      <text:p text:style-name="Sansinterligne">Taille d’un secteur : 32 octets</text:p>
      <text:p text:style-name="Sansinterligne">Taille d’une page mémoire : 128 octets</text:p>
      <text:p text:style-name="Sansinterligne">Nombre de pages mémoire : 64</text:p>
      <text:p text:style-name="Sansinterligne">Mémoire totale théorique : 8 Ko</text:p>
      <text:p text:style-name="Sansinterligne">Nombre de threads possibles : 2<text:span text:style-name="T50">32<text:s/></text:span>– 1</text:p>
      <text:p text:style-name="P51"/>
      <text:h text:style-name="Titre2" text:outline-level="2"><text:bookmark-start text:name="_Toc30067877"/><text:bookmark-start text:name="_Toc30154542"/><text:bookmark-start text:name="_Toc30770572"/>Documentation<text:bookmark-end text:name="_Toc30067877"/><text:bookmark-end text:name="_Toc30154542"/><text:bookmark-end text:name="_Toc30770572"/></text:h>
      <text:p text:style-name="Normal"/>
      <text:p text:style-name="Sansinterligne">Ci-dessous, vous trouverez une liste des appels système disponibles, par domaine.</text:p>
      <text:p text:style-name="Sansinterligne"/>
      <text:h text:style-name="Titre3" text:outline-level="3"><text:bookmark-start text:name="_Toc30770573"/>Console<text:bookmark-end text:name="_Toc30770573"/></text:h>
      <text:p text:style-name="Sansinterligne"/>
      <text:p text:style-name="Sansinterligne">La console regroupe des fonctions de lecture et d’écriture afin de pouvoir rendre les programmes utilisateurs interactifs. Toutes ces fonctions sont « thread-safe ».</text:p>
      <text:p text:style-name="Sansinterligne"/>
      <text:p text:style-name="Sansinterligne">char GetChar()</text:p>
      <text:p text:style-name="Sansinterligne">Rôle : renvoie<text:s/>un caractère lu sur l’entrée (à préciser)</text:p>
      <text:p text:style-name="Sansinterligne">Valeur de retour : le caractère lu</text:p>
      <text:p text:style-name="Sansinterligne"><text:s/></text:p>
      <text:p text:style-name="Sansinterligne">void PutChar (char ch)</text:p>
      <text:p text:style-name="Sansinterligne">Rôle : affiche un caractère sur la sortie (à préciser)</text:p>
      <text:p text:style-name="Sansinterligne">Paramètres :<text:s/>ch =&gt;<text:s/>le caractère à afficher</text:p>
      <text:p text:style-name="Sansinterligne"/>
      <text:p text:style-name="Sansinterligne">void<text:s/>GetString<text:s/>(char * string, unsigned max)</text:p>
      <text:p text:style-name="Sansinterligne">Rôle : lit une chaîne de caractères (de taille inférieure ou égale à &lt;max&gt;) sur l’entrée (à préciser) et la place dans un buffer.</text:p>
      <text:p text:style-name="Sansinterligne">Paramètres : string =&gt; le buffer cible, max =&gt; le nombre maximal de caractères à lire</text:p>
      <text:p text:style-name="Sansinterligne">Attention : Cette chaîne sera toujours terminée par le caractère de fin de chaîne : ‘\0’. Quelle que soit la valeur de max, la taille maximale est fixée à 256, ce qui laisse 255 positions disponibles.</text:p>
      <text:p text:style-name="Sansinterligne"/>
      <text:p text:style-name="Sansinterligne">void PutString (const char string[])</text:p>
      <text:p text:style-name="Sansinterligne">Rôle : affiche une chaîne de caractères sur l’entrée (à préciser).<text:s/></text:p>
      <text:soft-page-break/>
      <text:p text:style-name="Sansinterligne">Paramètres : string =&gt; la chaîne à afficher.</text:p>
      <text:p text:style-name="Sansinterligne">Attention : Il n’y a pas d’obligation que cette chaîne soit terminée par le caractère de fin de chaîne : ‘\0’. Seuls les 256 premiers caractères seront affichés, même limite que pour la fonction GetString.</text:p>
      <text:p text:style-name="Sansinterligne"/>
      <text:p text:style-name="Sansinterligne">void<text:s/>GetInt<text:s/>(int * ref)</text:p>
      <text:p text:style-name="Sansinterligne">Rôle : lit un entier sur l’entrée (à préciser) et le renvoie</text:p>
      <text:p text:style-name="Sansinterligne">Paramètre :<text:s/>ref =&gt;<text:s/>un pointeur vers int pour y placer la valeur lue</text:p>
      <text:p text:style-name="Sansinterligne"/>
      <text:p text:style-name="Sansinterligne">void PutInt (const<text:s/>int value)</text:p>
      <text:p text:style-name="Sansinterligne">Rôle : affiche un entier sur l’entrée (à préciser)</text:p>
      <text:p text:style-name="Sansinterligne">Paramètre : value =&gt; int à afficher</text:p>
      <text:p text:style-name="Sansinterligne"/>
      <text:h text:style-name="Titre3" text:outline-level="3"><text:bookmark-start text:name="_Toc30770574"/>Threads utilisateur<text:bookmark-end text:name="_Toc30770574"/></text:h>
      <text:p text:style-name="Sansinterligne"/>
      <text:p text:style-name="Sansinterligne">int UserThreadCreate (void * f (void *),<text:s/>void * arg) :</text:p>
      <text:p text:style-name="Sansinterligne">Rôle : créer un nouveau thread utilisateur.</text:p>
      <text:p text:style-name="Sansinterligne">Paramètres : f<text:s/>=&gt; une fonction,<text:s/>arg<text:s/>=&gt;<text:s/>l’argument à passer à cette fonction</text:p>
      <text:p text:style-name="Sansinterligne">Valeur de retour : Renvoie un entier qui correspond à l'identifiant du thread ou -1 si la création du thread a échoué. L'identifiant renvoyé est un nombre entre 1 et 2<text:span text:style-name="T52">32</text:span>-1. Il ne faut donc pas appeler UserThreadCreate plus de 2<text:span text:style-name="T53">32</text:span>-1 fois sinon il y a un risque d'avoir plusieurs threads avec le même id.</text:p>
      <text:p text:style-name="Sansinterligne">Attention : la taille de la pile est faible, des structures locales trop importantes peuvent faire déborder la pile.</text:p>
      <text:p text:style-name="Sansinterligne">NB : Cet appel système peut être fait depuis le thread principal ou depuis des threads déjà créés par cet appel.</text:p>
      <text:p text:style-name="Sansinterligne"><text:s text:c="9"/></text:p>
      <text:p text:style-name="Sansinterligne">void UserThreadExit() :<text:s/></text:p>
      <text:p text:style-name="Sansinterligne">Rôle : Termine le thread appelant. Puisque cet appel est fait automatiquement à la fin de la fonction passée à UserThreadCreate, il n’est pas obligatoire de le faire.</text:p>
      <text:p text:style-name="Sansinterligne">NB : En cas d’appel par le thread main cette fonction ne fait rien.</text:p>
      <text:p text:style-name="Sansinterligne"><text:s text:c="8"/></text:p>
      <text:p text:style-name="Sansinterligne">void UserThreadJoin (int idT) :<text:s/></text:p>
      <text:p text:style-name="Sansinterligne">Rôle : Permet à un thread d'attendre la terminaison d'un autre thread créé au sein du même processus. Un thread peut attendre la terminaison de plusieurs threads et un thread peut être attendu par plusieurs threads.</text:p>
      <text:p text:style-name="Sansinterligne">Paramètre :<text:s/>idT =&gt;<text:s/>l'identifiant du thread à joindre, fourni par UserThreadCreate.</text:p>
      <text:p text:style-name="Sansinterligne">NB : Si le thread idT n'existe pas ou s'est déjà terminé le thread appelant continue de s'exécuter.</text:p>
      <text:p text:style-name="Sansinterligne">Attention : Aucun thread ne peut attendre le thread principal, ou attendre sa propre terminaison. L'appel système ne vérifie aucun inter-blocage.</text:p>
      <text:p text:style-name="Sansinterligne"/>
      <text:p text:style-name="Sansinterligne">int ForkExec (char *<text:s/>string) :</text:p>
      <text:p text:style-name="Sansinterligne">Rôle : crée un nouveau processus et lui fait exécuter un programme donné en paramètre</text:p>
      <text:p text:style-name="Sansinterligne">Paramètres :<text:s/>string =&gt; nom du programme à lancer par le nouveau processus</text:p>
      <text:p text:style-name="Sansinterligne">Valeur de retour :<text:s/>0 si tout s’est bien passé</text:p>
      <text:p text:style-name="Sansinterligne"><text:s text:c="8"/></text:p>
      <text:soft-page-break/>
      <text:p text:style-name="Sansinterligne">Remarque générale : Le thread principal<text:s/>(celui qui lance la fonction « main »)<text:s/>attend la terminaison de tous ses threads avant de s’arrêter.</text:p>
      <text:p text:style-name="Sansinterligne"/>
      <text:h text:style-name="Titre3" text:outline-level="3"><text:bookmark-start text:name="_Toc30770575"/>Mémoire<text:s/>virtuelle<text:bookmark-end text:name="_Toc30770575"/></text:h>
      <text:p text:style-name="Normal"/>
      <text:p text:style-name="Sansinterligne">Il n’y a pas d’appels système liés à l’utilisation de la mémoire virtuelle.</text:p>
      <text:p text:style-name="Normal"/>
      <text:h text:style-name="Titre3" text:outline-level="3"><text:bookmark-start text:name="_Toc30770576"/>Système de fichiers<text:bookmark-end text:name="_Toc30770576"/></text:h>
      <text:p text:style-name="P54"/>
      <text:p text:style-name="Sansinterligne">int UserMkdir (char * dirName) :</text:p>
      <text:p text:style-name="Sansinterligne">Rôle : permet de créer un nouveau répertoire en précisant son nom</text:p>
      <text:p text:style-name="Sansinterligne">Paramètre :<text:s/>dirName =&gt;<text:s/>une chaîne de caractères contenant le nom du répertorie à créer</text:p>
      <text:p text:style-name="Sansinterligne">Valeur de retour : 0 en cas de succès, 1 sinon</text:p>
      <text:p text:style-name="Sansinterligne"/>
      <text:p text:style-name="Sansinterligne">int UserChdir (char * dirName) :<text:s/></text:p>
      <text:p text:style-name="Sansinterligne">Rôle : déplace<text:s/>le répertoire courant dans un de ses sous-répertoires<text:s/>actuellement existants, en précisant son nom</text:p>
      <text:p text:style-name="Sansinterligne">Paramètre :<text:s/>dirName =&gt;<text:s/>une chaîne de caractères contenant le nom du<text:s/>sous-répertoire<text:s/>cible</text:p>
      <text:p text:style-name="Sansinterligne">Valeur de retour : 0 en cas de succès, 1 sinon</text:p>
      <text:p text:style-name="Sansinterligne"/>
      <text:p text:style-name="Sansinterligne">int UserRmdir (char * dirName) :</text:p>
      <text:p text:style-name="Sansinterligne">Rôle : supprime un répertoire s’il existe dans le répertorie courant, en précisant son nom</text:p>
      <text:p text:style-name="Sansinterligne">Paramètre :<text:s/>dirName =&gt;<text:s/>une chaîne de caractères contenant le nom du répertorie à supprimer</text:p>
      <text:p text:style-name="Sansinterligne">Valeur de retour : 0 en cas de succès, 1 sinon</text:p>
      <text:p text:style-name="Sansinterligne"/>
      <text:p text:style-name="Sansinterligne">void UserListdir();</text:p>
      <text:p text:style-name="Sansinterligne">Rôle : Affiche le contenu du répertoire courant</text:p>
      <text:p text:style-name="Sansinterligne"/>
      <text:p text:style-name="Sansinterligne">int UserMkFile (char * fileName, int size) :</text:p>
      <text:p text:style-name="Sansinterligne">Rôle : crée un nouveau fichier, en précisant son nom et sa taille</text:p>
      <text:p text:style-name="Sansinterligne">Paramètre : fileName =&gt; une chaîne de caractères contenant le nom du fichier à créer,<text:s/>qui ne doit pas exister dans le répertoire courant.</text:p>
      <text:p text:style-name="Sansinterligne">Valeur de retour : 0 en cas de succès, 1 sinon</text:p>
      <text:p text:style-name="Sansinterligne"/>
      <text:p text:style-name="Sansinterligne">int UserRmFile<text:s/>(char *<text:s/>fileName) :</text:p>
      <text:p text:style-name="Sansinterligne">Rôle : supprime un fichier dans le répertoire courant, en précisant son nom</text:p>
      <text:p text:style-name="Sansinterligne">Paramètre : fileName =&gt; une chaîne de caractères contenant le nom du fichier à supprimer,<text:s/>existant<text:s/>dans le répertoire courant.</text:p>
      <text:p text:style-name="Sansinterligne">Valeur de retour : 0 en cas de succès, 1 sinon</text:p>
      <text:p text:style-name="Sansinterligne"/>
      <text:p text:style-name="Sansinterligne">int UserOpenFile (char * fileName) :</text:p>
      <text:p text:style-name="Sansinterligne">Rôle :<text:s/>ouvre<text:s/>un fichier<text:s/>présent<text:s/>dans le répertoire courant, en précisant son nom</text:p>
      <text:p text:style-name="Sansinterligne">Paramètre : fileName =&gt; une chaîne de caractères contenant le nom du fichier à<text:s/>ouvrir,<text:s/>existant<text:s/>dans le répertoire courant.</text:p>
      <text:p text:style-name="Sansinterligne">Valeur de retour :<text:s/>l’identifiant du descripteur de fichier qu’on vient d’ouvrir, 1 sinon</text:p>
      <text:p text:style-name="Sansinterligne">Attention : Il doit<text:s/>rester de la place dans la table de fichiers du système</text:p>
      <text:p text:style-name="Sansinterligne"/>
      <text:p text:style-name="Sansinterligne">void UserCloseFile (int fd) :</text:p>
      <text:p text:style-name="Sansinterligne">Rôle : ferme un fichier actuellement ouvert, en précisant son descripteur de fichier associé</text:p>
      <text:p text:style-name="Sansinterligne">Paramètres :<text:s/>fd =&gt; le descripteur de fichier qu’on souhaite fermer.</text:p>
      <text:p text:style-name="Normal"/>
      <text:h text:style-name="Titre3" text:outline-level="3"><text:bookmark-start text:name="_Toc30770577"/>Réseau<text:bookmark-end text:name="_Toc30770577"/></text:h>
      <text:p text:style-name="Normal"/>
      <text:p text:style-name="Sansinterligne">(à remplir)</text:p>
      <text:p text:style-name="Normal"/>
      <text:h text:style-name="Titre2" text:outline-level="2"><text:bookmark-start text:name="_Toc30067878"/><text:bookmark-start text:name="_Toc30154543"/><text:bookmark-start text:name="_Toc30770578"/>Tests fonctionnels<text:bookmark-end text:name="_Toc30067878"/><text:bookmark-end text:name="_Toc30154543"/><text:bookmark-end text:name="_Toc30770578"/></text:h>
      <text:h text:style-name="Titre3" text:outline-level="3"><text:bookmark-start text:name="_Toc30770579"/>Console<text:bookmark-end text:name="_Toc30770579"/></text:h>
      <text:p text:style-name="Normal"/>
      <text:p text:style-name="Sansinterligne">La console qui vous fournit les fonctionnalités listées dans la documentation utilise une<text:s/>SynchConsole. Voici les fichiers de tests montrant le fonctionnement de ces fonctionnalités<text:s/>: putchar.c, getchar.c, putstring.c, getstring.c, getint.c,<text:s/>putint.c</text:p>
      <text:p text:style-name="Sansinterligne"/>
      <text:h text:style-name="Titre3" text:outline-level="3"><text:bookmark-start text:name="_Toc30770580"/>Threads utilisateur<text:bookmark-end text:name="_Toc30770580"/></text:h>
      <text:p text:style-name="Sansinterligne"/>
      <text:p text:style-name="Sansinterligne">(à remplir)</text:p>
      <text:p text:style-name="Sansinterligne"/>
      <text:h text:style-name="Titre3" text:outline-level="3"><text:bookmark-start text:name="_Toc30770581"/>Mémoire virtuelle<text:bookmark-end text:name="_Toc30770581"/></text:h>
      <text:p text:style-name="Sansinterligne"/>
      <text:p text:style-name="Sansinterligne">(à remplir)</text:p>
      <text:p text:style-name="Sansinterligne"/>
      <text:h text:style-name="Titre3" text:outline-level="3"><text:bookmark-start text:name="_Toc30770582"/>Système de fichiers<text:bookmark-end text:name="_Toc30770582"/></text:h>
      <text:p text:style-name="Normal"/>
      <text:p text:style-name="Sansinterligne">(à remplir)</text:p>
      <text:p text:style-name="Sansinterligne"/>
      <text:h text:style-name="Titre3" text:outline-level="3"><text:bookmark-start text:name="_Toc30770583"/>Réseau<text:bookmark-end text:name="_Toc30770583"/></text:h>
      <text:p text:style-name="Normal"/>
      <text:p text:style-name="Sansinterligne">(à remplir)</text:p>
      <text:p text:style-name="Normal"/>
      <text:h text:style-name="Titre2" text:outline-level="2"><text:bookmark-start text:name="_Toc30067879"/><text:bookmark-start text:name="_Toc30154544"/><text:bookmark-start text:name="_Toc30770584"/>Choix d’implémentation<text:bookmark-end text:name="_Toc30067879"/><text:bookmark-end text:name="_Toc30154544"/><text:bookmark-end text:name="_Toc30770584"/></text:h>
      <text:h text:style-name="Titre3" text:outline-level="3"><text:bookmark-start text:name="_Toc30154545"/><text:bookmark-start text:name="_Toc30770585"/>Threads utilisateur<text:bookmark-end text:name="_Toc30154545"/><text:bookmark-end text:name="_Toc30770585"/></text:h>
      <text:p text:style-name="Normal"/>
      <text:p text:style-name="Sansinterligne">On garde une liste de threads actifs dans l’espace d’adressage (addrspace).</text:p>
      <text:p text:style-name="Sansinterligne">Pour réaliser UserThreadCreate, on ajoute dans la liste le thread qui vient d'être créé. Puis on alloue trois pages pour sa pile, pour cela on dispose d’un bitmap qui garde l'état d'utilisation des pages et on récupère trois pages consécutives. On met la valeur du registre RetAddrReg à<text:s/><text:soft-page-break/>l'adresse de UserThreadExit, cela permet d'appeler UserThreadExit à la fin de l’exécution du thread sans que l'utilisateur ait à le faire.</text:p>
      <text:p text:style-name="Sansinterligne"/>
      <text:p text:style-name="Sansinterligne">Pour réaliser UserThreadJoin, chaque thread dispose d’une liste de sémaphores. On récupère le thread dans la liste à partir de l'idT en paramètre. S'il existe, on crée un sémaphore, le thread appelant bloque sur le sémaphore (P()) et on ajoute ce sémaphore à la liste du thread idT. Quand le thread idT appelle UserThreadExit il fait V() sur tous les sémaphores de sa liste, et permet aux threads appelant de continuer leur exécution.</text:p>
      <text:p text:style-name="Sansinterligne"/>
      <text:p text:style-name="Sansinterligne">Pour réaliser UserThreadExit(), on désalloue le thread dans l'addrspace. Pour que le thread main termine quand il a fini ses opérations et que tous les autres threads sont terminés, on a un sémaphore dans l'addrspace, quand il ne reste plus que le thread main on fait V() sur le sémaphore, le thread main peut donc se terminer.</text:p>
      <text:p text:style-name="Normal"/>
      <text:h text:style-name="Titre3" text:outline-level="3"><text:bookmark-start text:name="_Toc30154548"/><text:bookmark-start text:name="_Toc30770586"/>Mémoire virtuelle<text:bookmark-end text:name="_Toc30154548"/><text:bookmark-end text:name="_Toc30770586"/></text:h>
      <text:p text:style-name="Normal"/>
      <text:h text:style-name="Titre3" text:outline-level="3"><text:bookmark-start text:name="_Toc30770587"/>Système de fichiers<text:bookmark-end text:name="_Toc30770587"/></text:h>
      <text:p text:style-name="Normal"/>
      <text:h text:style-name="Titre3" text:outline-level="3"><text:bookmark-start text:name="_Toc30154547"/><text:bookmark-start text:name="_Toc30770588"/>Réseau<text:bookmark-end text:name="_Toc30154547"/><text:bookmark-end text:name="_Toc30770588"/></text:h>
      <text:p text:style-name="Normal"/>
      <text:p text:style-name="Normal"/>
      <text:h text:style-name="Titre2" text:outline-level="2"><text:bookmark-start text:name="_Toc30067880"/><text:bookmark-start text:name="_Toc30154549"/><text:bookmark-start text:name="_Toc30770589"/>Organisation<text:bookmark-end text:name="_Toc30067880"/><text:bookmark-end text:name="_Toc30154549"/><text:bookmark-end text:name="_Toc30770589"/></text:h>
      <text:h text:style-name="Titre3" text:outline-level="3"><text:bookmark-start text:name="_Toc30067881"/><text:bookmark-start text:name="_Toc30154550"/><text:bookmark-start text:name="_Toc30770590"/>Planning<text:bookmark-end text:name="_Toc30067881"/><text:s/>– Historique<text:bookmark-end text:name="_Toc30154550"/><text:bookmark-end text:name="_Toc30770590"/></text:h>
      <text:p text:style-name="Normal"/>
      <text:p text:style-name="Sansinterligne">06/01 :<text:s/>Début de l’étape 1.<text:s/>Installation Nachos<text:s/>et création des dépôts Git.<text:s/></text:p>
      <text:p text:style-name="Sansinterligne">07/01 :<text:s/>Suite<text:s/>et<text:s/>fin<text:s/>de l'étape 1.</text:p>
      <text:p text:style-name="Sansinterligne">08/01 : Début de l'étape 2.</text:p>
      <text:p text:style-name="Sansinterligne">09/01 :<text:s/>Suite<text:s/>et<text:s/>fin<text:s/>de l'étape 2.</text:p>
      <text:p text:style-name="Sansinterligne">10/01 : Début de l'étape 3<text:s/>partie 1.</text:p>
      <text:p text:style-name="Sansinterligne">13/01 :<text:s/>Suite<text:s/>de l'étape 3<text:s/>partie 1.</text:p>
      <text:p text:style-name="Sansinterligne">14/01 :<text:s/>Fin<text:s/>de l’étape 3 partie 1,<text:s/>début<text:s/>partie 2. Début de l'étape 4 partie 1,<text:s/>en parallèle.</text:p>
      <text:p text:style-name="Sansinterligne">15/01 :<text:s/>Suite<text:s/>de l’étape 3 partie 2.<text:s/>Fin<text:s/>de<text:s/>l’étape 4 partie 1, début<text:s/>partie 2.<text:s/>Début des tests</text:p>
      <text:p text:style-name="Sansinterligne">16/01 :<text:s/>Fin<text:s/>de l’étape 3. Début d’écriture du Pré-Rapport.</text:p>
      <text:p text:style-name="Sansinterligne">17/01 :<text:s/>Fin<text:s/>de l’étape 4. Rendu Pré-Rapport et<text:s/>consolidation du code.</text:p>
      <text:p text:style-name="Sansinterligne">20/01 : Début des étapes 5<text:s/>partie 1<text:s/>et 6<text:s/>partie 1,<text:s/>en parallèle.</text:p>
      <text:p text:style-name="Sansinterligne">21/01 :<text:s/>Suite des parties 1 des étapes 5 et 6. Consolidation des tests.</text:p>
      <text:p text:style-name="Sansinterligne">22/01 : Fin des parties 1, début partie 2 pour les étapes 5 et 6.</text:p>
      <text:p text:style-name="Sansinterligne">23/01 :<text:s/></text:p>
      <text:p text:style-name="Sansinterligne">24/01 : Début rédaction du rapport final</text:p>
      <text:p text:style-name="Sansinterligne">27/01 :<text:s/></text:p>
      <text:p text:style-name="Sansinterligne"/>
      <text:p text:style-name="Normal"/>
      <text:h text:style-name="Titre3" text:outline-level="3"><text:bookmark-start text:name="_Toc30067882"/><text:bookmark-start text:name="_Toc30154551"/><text:bookmark-start text:name="_Toc30770591"/><text:soft-page-break/>Répartition des tâches<text:bookmark-end text:name="_Toc30067882"/><text:bookmark-end text:name="_Toc30154551"/><text:bookmark-end text:name="_Toc30770591"/></text:h>
      <text:p text:style-name="Normal"/>
      <text:p text:style-name="Sansinterligne">Le développement a été fait en commun jusqu’à la fin de la première partie de l’étape 3. A partir de là, Damien a été chargé de finir la deuxième partie de l’étape 3 pendant que Thibaud et Enver s’occupaient dans l’étape 4. Benjamin a pris en charge l’écriture des rapports, la mise en place et la réalisation des tests permettant de prouver le bon fonctionnement de ce qui est implémenté. La même répartition a été conservée pour la réalisation en parallèle des étapes 5 (Thibaud et Enver) et 6 (Damie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2%"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E74B5" fo:font-size="16pt" style:font-size-asian="16pt" style:font-size-complex="16pt" fo:hyphenate="false"/>
    </style:style>
    <style:style style:name="Titre2" style:display-name="Titre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fo:color="#2E74B5" fo:font-size="16pt" style:font-size-asian="16pt" style:font-size-complex="13pt" fo:hyphenate="false"/>
    </style:style>
    <style:style style:name="Titre3" style:display-name="Titre 3" style:family="paragraph" style:parent-style-name="Normal" style:next-style-name="Normal" style:default-outline-level="3">
      <style:paragraph-properties fo:keep-with-next="always" fo:keep-together="always" fo:margin-top="0.0277in" fo:margin-bottom="0in"/>
      <style:text-properties style:font-name="Calibri Light" style:font-name-asian="Times New Roman" fo:color="#1F4D78" fo:font-size="14pt" style:font-size-asian="14pt" style:font-size-complex="12pt" fo:hyphenate="false"/>
    </style:style>
    <style:style style:name="Normal" style:display-name="Normal" style:family="paragraph">
      <style:text-properties fo:hyphenate="false"/>
    </style:style>
    <style:style style:name="Policepardéfaut" style:display-name="Police par défaut" style:family="text"/>
    <style:style style:name="Titre1Car" style:display-name="Titre 1 Car" style:family="text" style:parent-style-name="Policepardéfaut">
      <style:text-properties style:font-name="Calibri Light" style:font-name-asian="Times New Roman" style:font-name-complex="Times New Roman" fo:color="#2E74B5" fo:font-size="16pt" style:font-size-asian="16pt" style:font-size-complex="16pt"/>
    </style:style>
    <style:style style:name="En-têtedetabledesmatières" style:display-name="En-tête de table des matières" style:family="paragraph" style:parent-style-name="Titre1" style:next-style-name="Normal" style:default-outline-level="1">
      <style:paragraph-properties style:vertical-align="auto" fo:line-height="103%"/>
      <style:text-properties style:language-asian="fr" style:country-asian="FR" fo:hyphenate="true"/>
    </style:style>
    <style:style style:name="Paragraphedeliste" style:display-name="Paragraphe de liste" style:family="paragraph" style:parent-style-name="Normal">
      <style:paragraph-properties fo:margin-left="0.5in">
        <style:tab-stops/>
      </style:paragraph-properties>
      <style:text-properties fo:hyphenate="false"/>
    </style:style>
    <style:style style:name="Titre2Car" style:display-name="Titre 2 Car" style:family="text" style:parent-style-name="Policepardéfaut">
      <style:text-properties style:font-name="Calibri Light" style:font-name-asian="Times New Roman" style:font-name-complex="Times New Roman" fo:color="#2E74B5" fo:font-size="16pt" style:font-size-asian="16pt" style:font-size-complex="13pt"/>
    </style:style>
    <style:style style:name="Titre" style:display-name="Titre" style:family="paragraph" style:parent-style-name="Normal" style:next-style-name="Normal">
      <style:paragraph-properties fo:text-align="center" fo:margin-bottom="0in" fo:line-height="100%"/>
      <style:text-properties style:font-name="Times New Roman" style:font-name-asian="Times New Roman" fo:font-weight="bold" style:font-weight-asian="bold" fo:letter-spacing="-0.0069in" style:letter-kerning="true" fo:font-size="40pt" style:font-size-asian="40pt" style:font-size-complex="28pt" fo:hyphenate="false"/>
    </style:style>
    <style:style style:name="TitreCar" style:display-name="Titre Car" style:family="text" style:parent-style-name="Policepardéfaut">
      <style:text-properties style:font-name="Times New Roman" style:font-name-asian="Times New Roman" style:font-name-complex="Times New Roman" fo:font-weight="bold" style:font-weight-asian="bold" fo:letter-spacing="-0.0069in" style:letter-kerning="true" fo:font-size="40pt" style:font-size-asian="40pt" style:font-size-complex="28pt"/>
    </style:style>
    <style:style style:name="Sous-titre" style:display-name="Sous-titre" style:family="paragraph" style:parent-style-name="Normal" style:next-style-name="Normal">
      <style:paragraph-properties fo:text-align="center"/>
      <style:text-properties style:font-name="Times New Roman" style:font-name-asian="Times New Roman" fo:font-weight="bold" style:font-weight-asian="bold" fo:color="#2E74B5" fo:letter-spacing="0.0104in" fo:font-size="24pt" style:font-size-asian="24pt" fo:hyphenate="false"/>
    </style:style>
    <style:style style:name="Sous-titreCar" style:display-name="Sous-titre Car" style:family="text" style:parent-style-name="Policepardéfaut">
      <style:text-properties style:font-name="Times New Roman" style:font-name-asian="Times New Roman" style:font-name-complex="Times New Roman" fo:font-weight="bold" style:font-weight-asian="bold" fo:color="#2E74B5" fo:letter-spacing="0.0104in" fo:font-size="24pt" style:font-size-asian="24pt"/>
    </style:style>
    <style:style style:name="Sansinterligne" style:display-name="Sans interligne" style:family="paragraph">
      <style:paragraph-properties fo:text-align="justify" fo:margin-bottom="0in" fo:line-height="100%"/>
      <style:text-properties fo:font-size="12pt" style:font-size-asian="12pt" fo:hyphenate="false"/>
    </style:style>
    <style:style style:name="Titre3Car" style:display-name="Titre 3 Car" style:family="text" style:parent-style-name="Policepardéfaut">
      <style:text-properties style:font-name="Calibri Light" style:font-name-asian="Times New Roman" style:font-name-complex="Times New Roman" fo:color="#1F4D78" fo:font-size="14pt" style:font-size-asian="14pt" style:font-size-complex="12pt"/>
    </style:style>
    <style:style style:name="TM1" style:display-name="TM 1" style:family="paragraph" style:parent-style-name="Normal" style:next-style-name="Normal" style:auto-update="true">
      <style:paragraph-properties fo:margin-bottom="0.0694in"/>
      <style:text-properties fo:hyphenate="false"/>
    </style:style>
    <style:style style:name="TM2" style:display-name="TM 2" style:family="paragraph" style:parent-style-name="Normal" style:next-style-name="Normal" style:auto-update="true">
      <style:paragraph-properties fo:margin-bottom="0.0694in" fo:margin-left="0.1527in">
        <style:tab-stops/>
      </style:paragraph-properties>
      <style:text-properties fo:hyphenate="false"/>
    </style:style>
    <style:style style:name="Lienhypertexte" style:display-name="Lien hypertexte" style:family="text" style:parent-style-name="Policepardéfaut">
      <style:text-properties fo:color="#0563C1" style:text-underline-type="single" style:text-underline-style="solid" style:text-underline-width="auto" style:text-underline-mode="continuous" style:text-underline-color="font-color"/>
    </style:style>
    <style:style style:name="TM3" style:display-name="TM 3" style:family="paragraph" style:parent-style-name="Normal" style:next-style-name="Normal" style:auto-update="true">
      <style:paragraph-properties fo:margin-bottom="0.0694in" fo:margin-left="0.305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Benjamin DEMAZIERE</meta:initial-creator>
    <dc:creator>Benjamin DEMAZIERE</dc:creator>
    <meta:creation-date>2020-01-15T13:45:00Z</meta:creation-date>
    <dc:date>2020-01-24T15:21:00Z</dc:date>
    <meta:template xlink:href="Normal.dotm" xlink:type="simple"/>
    <meta:editing-cycles>39</meta:editing-cycles>
    <meta:editing-duration>PT119580S</meta:editing-duration>
    <meta:document-statistic meta:page-count="8" meta:paragraph-count="23" meta:word-count="1777" meta:character-count="11532" meta:row-count="81" meta:non-whitespace-character-count="9778"/>
  </office:meta>
</office:document-meta>
</file>